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19"/>
      <text:p text:style-name="P19">Sun 5/14/2017 <text:span text:style-name="T1">3 miles</text:span></text:p>
      <text:p text:style-name="P19">I ran 3 miles on hilly roads and grass and averaged 9:35/mile.</text:p>
      <text:p text:style-name="P19"/>
      <text:p text:style-name="P19">Mon 5/15/2017 <text:span text:style-name="T1">10 miles</text:span></text:p>
      <text:p text:style-name="P19">I ran 10 miles on the high school track and averaged 9:26/mile.</text:p>
      <text:p text:style-name="P19">I ran wide on the curves so every 4 laps equaled 1 mile.</text:p>
      <text:p text:style-name="P19">The first 5 miles averaged 9:57/mile.</text:p>
      <text:p text:style-name="P19">Miles 6 through 8 averaged 9:11/mile. I ran these 3 miles with John Ziegler.</text:p>
      <text:p text:style-name="P19">Miles 9 and 10 were in 8:42 and 8:17.</text:p>
      <text:p text:style-name="P19">I warmed down with a ½ mile jog. </text:p>
      <text:p text:style-name="P19"><text:span text:style-name="T1"/></text:p>
      <text:p text:style-name="P19">Tues 5/16/2017<text:span text:style-name="T1"> 4 miles </text:span></text:p>
      <text:p text:style-name="P19">I ran and walked 4 miles on hilly roads and averaged 11:25/mile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6T20:21:02.74</dc:date>
    <dc:creator>James Lombardi</dc:creator>
    <meta:editing-duration>P1DT3H32M53S</meta:editing-duration>
    <meta:editing-cycles>205</meta:editing-cycles>
    <meta:document-statistic meta:table-count="0" meta:image-count="0" meta:object-count="0" meta:page-count="9" meta:paragraph-count="200" meta:word-count="2617" meta:character-count="12781"/>
  </office:meta>
</office:document-meta>
</file>